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3aaa" officeooo:paragraph-rsid="000b3aaa"/>
    </style:style>
    <style:style style:name="P2" style:family="paragraph" style:parent-style-name="Standard">
      <style:text-properties officeooo:rsid="000e5544" officeooo:paragraph-rsid="000e5544"/>
    </style:style>
    <style:style style:name="P3" style:family="paragraph" style:parent-style-name="Text_20_body">
      <style:text-properties officeooo:rsid="000e5544" officeooo:paragraph-rsid="000e5544"/>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recitation, we'll be using the data <text:a xlink:type="simple" xlink:href="https://d37djvu3ytnwxt.cloudfront.net/assets/courseware/v1/3ef78a720083c74cd2649289a475158d/asset-v1:MITx+15.071x_3+1T2016+type@asset+block/USDA.csv" text:style-name="Internet_20_link" text:visited-style-name="Visited_20_Internet_20_Link"><text:span text:style-name="T1">USDA.csv</text:span></text:a>. Please download this dataset and save it to your computer in a location that you will remember. This data comes from the <text:a xlink:type="simple" xlink:href="http://ndb.nal.usda.gov/" text:style-name="Internet_20_link" text:visited-style-name="Visited_20_Internet_20_Link"><text:span text:style-name="T1">USDA National Nutrient Database for Standard Reference</text:span></text:a>.</text:p>
      <text:p text:style-name="Standard"/>
      <text:p text:style-name="P1">Obesity</text:p>
      <text:p text:style-name="P2">This shows given high protein level, what other scarfices need to be made. Like the levels of Fat, vitamin c, sodium etc</text:p>
      <text:p text:style-name="P2"/>
      <text:p text:style-name="P3">There are two main types of crimes: violent crimes, and property crimes. In this problem, we'll focus on one specific type of property crime, called "motor vehicle theft" (sometimes referred to as grand theft auto). This is the act of stealing, or attempting to steal, a car. In this problem, we'll use some basic data analysis in R to understand the motor vehicle thefts in Chicago. </text:p>
      <text:p text:style-name="Text_20_body">Please download the file <text:a xlink:type="simple" xlink:href="https://d37djvu3ytnwxt.cloudfront.net/assets/courseware/v1/96f9b8f751467da3a4b8a5be33e32905/asset-v1:MITx+15.071x_3+1T2016+type@asset+block/mvtWeek1.csv" text:style-name="Internet_20_link" text:visited-style-name="Visited_20_Internet_20_Link"><text:span text:style-name="T1">mvtWeek1.csv</text:span></text:a> for this problem (do not open this file in any spreadsheet software before completing this problem because it might change the format of the Date field). Here is a list of descriptions of the variabl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0:19:40.883112006</meta:creation-date>
    <dc:date>2017-03-18T12:46:14.256133594</dc:date>
    <meta:editing-duration>PT2H26M33S</meta:editing-duration>
    <meta:editing-cycles>3</meta:editing-cycles>
    <meta:generator>LibreOffice/5.1.6.2$Linux_X86_64 LibreOffice_project/10m0$Build-2</meta:generator>
    <meta:document-statistic meta:table-count="0" meta:image-count="0" meta:object-count="0" meta:page-count="1" meta:paragraph-count="5" meta:word-count="167" meta:character-count="981" meta:non-whitespace-character-count="818"/>
  </office:meta>
</office:document-meta>
</file>